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947E8C4EFBE559D3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alibri" svg:font-family="Calibri, serif"/>
    <style:font-face style:name="Liberation Sans1" svg:font-family="'Liberation Sans', sans-serif"/>
    <style:font-face style:name="Lucida Grande" svg:font-family="'Lucida Grande', 'Trebuchet MS', Verdana, Helvetica, Arial, sans-serif"/>
    <style:font-face style:name="OpenSymbol" svg:font-family="OpenSymbol, 'Arial Unicode MS'"/>
    <style:font-face style:name="Verdana" svg:font-family="Verdana, 'Adobe Helvetica', Helvetica, Arial, sans-serif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16.002cm" table:align="left" style:writing-mode="lr-tb"/>
    </style:style>
    <style:style style:name="Tabulka1.A" style:family="table-column">
      <style:table-column-properties style:column-width="3.886cm"/>
    </style:style>
    <style:style style:name="Tabulka1.B" style:family="table-column">
      <style:table-column-properties style:column-width="12.116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</style:style>
    <style:style style:name="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4" style:family="paragraph" style:parent-style-name="Heading">
      <style:paragraph-properties fo:text-align="center" style:justify-single-word="false"/>
      <style:text-properties fo:background-color="transparent"/>
    </style:style>
    <style:style style:name="P5" style:family="paragraph" style:parent-style-name="Text_20_body">
      <style:paragraph-properties fo:text-align="start" style:justify-single-word="false"/>
      <style:text-properties fo:background-color="transparent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a5680" fo:background-color="transparent"/>
    </style:style>
    <style:style style:name="P7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bb84f" fo:background-color="transparent"/>
    </style:style>
    <style:style style:name="P8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d9b1c" fo:background-color="transparent"/>
    </style:style>
    <style:style style:name="P9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10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2b4830"/>
    </style:style>
    <style:style style:name="P11" style:family="paragraph" style:parent-style-name="Text_20_body" style:master-page-name="">
      <style:paragraph-properties fo:margin-top="0.499cm" fo:margin-bottom="0.499cm" loext:contextual-spacing="false" style:page-number="auto" fo:break-before="auto" fo:break-aft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background-color="transparent"/>
    </style:style>
    <style:style style:name="P12" style:family="paragraph" style:parent-style-name="Table_20_Contents">
      <style:text-properties fo:font-weight="bold" officeooo:rsid="001a5680" officeooo:paragraph-rsid="001a5680" style:font-weight-asian="bold" style:font-weight-complex="bold"/>
    </style:style>
    <style:style style:name="P13" style:family="paragraph" style:parent-style-name="Table_20_Contents">
      <style:text-properties fo:background-color="transparent"/>
    </style:style>
    <style:style style:name="P14" style:family="paragraph" style:parent-style-name="Table_20_Contents">
      <style:text-properties officeooo:rsid="001d9b1c" officeooo:paragraph-rsid="001d9b1c" fo:background-color="transparent"/>
    </style:style>
    <style:style style:name="P15" style:family="paragraph" style:parent-style-name="Table_20_Contents">
      <style:text-properties officeooo:rsid="001a5680" officeooo:paragraph-rsid="00273a9f" fo:background-color="transparent"/>
    </style:style>
    <style:style style:name="P16" style:family="paragraph" style:parent-style-name="Table_20_Contents">
      <style:text-properties officeooo:paragraph-rsid="002b4830" fo:background-color="transparent"/>
    </style:style>
    <style:style style:name="P17" style:family="paragraph" style:parent-style-name="Table_20_Contents">
      <style:paragraph-properties fo:text-align="start" style:justify-single-word="false"/>
      <style:text-properties officeooo:paragraph-rsid="001a5680"/>
    </style:style>
    <style:style style:name="P18" style:family="paragraph" style:parent-style-name="Table_20_Contents">
      <style:text-properties officeooo:paragraph-rsid="001a5680"/>
    </style:style>
    <style:style style:name="P19" style:family="paragraph" style:parent-style-name="Table_20_Contents">
      <style:text-properties officeooo:rsid="001d9b1c" officeooo:paragraph-rsid="001d9b1c"/>
    </style:style>
    <style:style style:name="P20" style:family="paragraph" style:parent-style-name="Table_20_Contents">
      <style:paragraph-properties fo:text-align="start" style:justify-single-word="false"/>
      <style:text-properties officeooo:rsid="002aeff2" officeooo:paragraph-rsid="002aeff2"/>
    </style:style>
    <style:style style:name="P21" style:family="paragraph" style:parent-style-name="Standard">
      <style:paragraph-properties fo:text-align="end" style:justify-single-word="false"/>
      <style:text-properties officeooo:rsid="0019a834" officeooo:paragraph-rsid="001d9b1c" fo:background-color="transparent"/>
    </style:style>
    <style:style style:name="P22" style:family="paragraph" style:parent-style-name="Standard" style:master-page-name="Standard">
      <style:paragraph-properties fo:text-align="end" style:justify-single-word="false" style:page-number="auto"/>
      <style:text-properties officeooo:paragraph-rsid="001d9b1c"/>
    </style:style>
    <style:style style:name="P23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font-variant="normal" fo:text-transform="none" fo:color="#333333" style:font-name="Lucida Grande" fo:font-size="9.75pt" fo:letter-spacing="normal" fo:font-style="normal" fo:font-weight="normal" officeooo:paragraph-rsid="002b4830"/>
    </style:style>
    <style:style style:name="P24" style:family="paragraph" style:parent-style-name="Table_20_Contents">
      <style:text-properties officeooo:rsid="003b2b9b" officeooo:paragraph-rsid="003b2b9b"/>
    </style:style>
    <style:style style:name="P25" style:family="paragraph" style:parent-style-name="Table_20_Contents">
      <style:text-properties officeooo:paragraph-rsid="003b2b9b"/>
    </style:style>
    <style:style style:name="T1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T2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T3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style style:name="T4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T5" style:family="text">
      <style:text-properties fo:font-variant="normal" fo:text-transform="none" fo:color="#333333" style:font-name="Verdana" fo:font-size="8.25pt" fo:letter-spacing="normal" fo:font-style="normal" fo:font-weight="bold"/>
    </style:style>
    <style:style style:name="T6" style:family="text">
      <style:text-properties style:font-name="Liberation Sans" fo:font-size="10pt" style:font-size-asian="10pt" style:font-name-complex="Liberation Sans" style:font-size-complex="10pt"/>
    </style:style>
    <style:style style:name="T7" style:family="text">
      <style:text-properties fo:font-size="11pt" style:font-size-asian="11pt" style:font-name-complex="Arial" style:font-size-complex="11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fo:background-color="transparent" loext:char-shading-value="0" style:font-weight-asian="bold" style:font-weight-complex="bold"/>
    </style:style>
    <style:style style:name="T10" style:family="text">
      <style:text-properties fo:font-weight="bold" officeooo:rsid="001a5680" fo:background-color="transparent" loext:char-shading-value="0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19a834" fo:background-color="transparent" loext:char-shading-value="0"/>
    </style:style>
    <style:style style:name="T14" style:family="text">
      <style:text-properties officeooo:rsid="00302d68" fo:background-color="transparent" loext:char-shading-value="0"/>
    </style:style>
    <style:style style:name="T15" style:family="text">
      <style:text-properties officeooo:rsid="001d9b1c" fo:background-color="transparent" loext:char-shading-value="0"/>
    </style:style>
    <style:style style:name="T16" style:family="text">
      <style:text-properties officeooo:rsid="001a5680"/>
    </style:style>
    <style:style style:name="T17" style:family="text">
      <style:text-properties officeooo:rsid="001d9b1c"/>
    </style:style>
    <style:style style:name="T18" style:family="text">
      <style:text-properties officeooo:rsid="001fd18d"/>
    </style:style>
    <style:style style:name="T19" style:family="text">
      <style:text-properties officeooo:rsid="0024f72b"/>
    </style:style>
    <style:style style:name="T20" style:family="text">
      <style:text-properties officeooo:rsid="0025bcf3"/>
    </style:style>
    <style:style style:name="T21" style:family="text">
      <style:text-properties officeooo:rsid="0026e5cd"/>
    </style:style>
    <style:style style:name="T22" style:family="text">
      <style:text-properties officeooo:rsid="002818bb"/>
    </style:style>
    <style:style style:name="T23" style:family="text">
      <style:text-properties officeooo:rsid="002aeff2"/>
    </style:style>
    <style:style style:name="T24" style:family="text">
      <style:text-properties officeooo:rsid="0020556b"/>
    </style:style>
    <style:style style:name="T25" style:family="text">
      <style:text-properties officeooo:rsid="003c4ff4"/>
    </style:style>
    <style:style style:name="T26" style:family="text">
      <style:text-properties officeooo:rsid="0031e1f4"/>
    </style:style>
    <style:style style:name="T27" style:family="text">
      <style:text-properties officeooo:rsid="00387894"/>
    </style:style>
    <style:style style:name="T28" style:family="text">
      <style:text-properties officeooo:rsid="003b2b9b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13">sp. zn. </text:span>#4556</text:p>
      <text:p text:style-name="P21"><text:s/></text:p>
      <text:p text:style-name="P4">Zadávací list </text:p>
      <text:p text:style-name="P5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Table_20_Contents"><text:span text:style-name="T8">Zadavatel</text:span><text:span text:style-name="T11">:</text:span></text:p>
          </table:table-cell>
          <table:table-cell table:style-name="Tabulka1.A1" office:value-type="string">
            <text:p text:style-name="P17"><text:span text:style-name="T8">Česká pirátská strana, </text:span>organizační složka: <text:span text:style-name="T17">Personální odbor</text:span></text:p>
            <text:p text:style-name="P17">z<text:span text:style-name="T16">a</text:span>st<text:span text:style-name="T16">o</text:span>up<text:span text:style-name="T16">ena</text:span>: <text:span text:style-name="T23">Bc. Janem Novákem </text:span><text:a xlink:type="simple" xlink:href="mailto:jan.novak@pirati.cz" text:style-name="Internet_20_link" text:visited-style-name="Visited_20_Internet_20_Link"><text:span text:style-name="T23">jan.novak@pirati.cz</text:span></text:a><text:span text:style-name="T23">, vedoucí</text:span></text:p>
            <text:p text:style-name="P20">v.z. Vladislav Tobias Esner <text:a xlink:type="simple" xlink:href="mailto:tobias.esner@pirati.cz" text:style-name="Internet_20_link" text:visited-style-name="Visited_20_Internet_20_Link">tobias.esner@pirati.cz</text:a>, pověřen vedoucím</text:p>
            <text:p text:style-name="P17">kontakt: <text:span text:style-name="T24">Barbora Hradečná <text:s text:c="4"/></text:span>e-mail: <text:span text:style-name="T24">barbora.hradecna@pirati.cz</text:span></text:p>
          </table:table-cell>
        </table:table-row>
        <table:table-row table:style-name="Tabulka1.1">
          <table:table-cell table:style-name="Tabulka1.A1" office:value-type="string">
            <text:p text:style-name="P13"><text:span text:style-name="T8">Dodavatel</text:span><text:span text:style-name="T11">:</text:span></text:p>
          </table:table-cell>
          <table:table-cell table:style-name="Tabulka1.A1" office:value-type="string">
            <text:p text:style-name="P18"><text:span text:style-name="T16">Jméno</text:span>: Yveta Martinková</text:p>
            <text:p text:style-name="P25"><text:span text:style-name="T28">IČO</text:span>: <text:span text:style-name="T28">06481990</text:span> <text:s text:c="2"/><text:span text:style-name="T28">sídlo: Kroměříž</text:span>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9">Zadan</text:span><text:span text:style-name="T10">é</text:span><text:span text:style-name="T9"> úkol</text:span><text:span text:style-name="T10">y</text:span><text:span text:style-name="T12">:</text:span></text:p>
          </table:table-cell>
          <table:table-cell table:style-name="Tabulka1.A1" office:value-type="string">
            <text:p text:style-name="P19">Krajský koordinátor dobrovolníků pro <text:span text:style-name="T27">Zlínský kraj</text:span></text:p>
            <text:p text:style-name="P18">plnění úkolů bude evidováno v projektovém systému zadavatele na adrese <text:a xlink:type="simple" xlink:href="http://redmine.pirati.cz/" text:style-name="Internet_20_link" text:visited-style-name="Visited_20_Internet_20_Link">http://redmine.pirati.cz</text:a></text:p>
          </table:table-cell>
        </table:table-row>
        <table:table-row table:style-name="Tabulka1.1">
          <table:table-cell table:style-name="Tabulka1.A1" office:value-type="string">
            <text:p text:style-name="P12">Časová náročnost<text:span text:style-name="T11">:</text:span></text:p>
          </table:table-cell>
          <table:table-cell table:style-name="Tabulka1.A1" office:value-type="string">
            <text:p text:style-name="Table_20_Contents">Odhad: <text:span text:style-name="T26">20</text:span>h <text:span text:style-name="T17">týdně </text:span>(slovy: <text:span text:style-name="T26">dvacet</text:span>hodin)</text:p>
          </table:table-cell>
        </table:table-row>
        <table:table-row table:style-name="Tabulka1.1">
          <table:table-cell table:style-name="Tabulka1.A1" office:value-type="string">
            <text:p text:style-name="P13"><text:span text:style-name="T8">Smluvní typ</text:span>:</text:p>
          </table:table-cell>
          <table:table-cell table:style-name="Tabulka1.A1" office:value-type="string">
            <text:p text:style-name="P24">Příkazní smlouva</text:p>
          </table:table-cell>
        </table:table-row>
        <table:table-row table:style-name="Tabulka1.1">
          <table:table-cell table:style-name="Tabulka1.A1" office:value-type="string">
            <text:p text:style-name="P13"><text:span text:style-name="T8">Místo plnění</text:span>:</text:p>
          </table:table-cell>
          <table:table-cell table:style-name="Tabulka1.A1" office:value-type="string">
            <text:p text:style-name="P14">Česká republika</text:p>
          </table:table-cell>
        </table:table-row>
        <table:table-row table:style-name="Tabulka1.1">
          <table:table-cell table:style-name="Tabulka1.A1" office:value-type="string">
            <text:p text:style-name="P13"><text:span text:style-name="T8">Odměna</text:span>:</text:p>
          </table:table-cell>
          <table:table-cell table:style-name="Tabulka1.A1" office:value-type="string">
            <text:p text:style-name="P16">• paušální odměna <text:span text:style-name="T26">9 000</text:span> Kč měsíčně </text:p>
            <text:p text:style-name="P16">• úkolová odměna: až <text:span text:style-name="T25">5</text:span> 000 Kč měsíčně</text:p>
            <text:p text:style-name="Table_20_Contents">odměna se vyplácí průběžně</text:p>
          </table:table-cell>
        </table:table-row>
        <table:table-row table:style-name="Tabulka1.1">
          <table:table-cell table:style-name="Tabulka1.A1" office:value-type="string">
            <text:p text:style-name="P13"><text:span text:style-name="T8">Termín provedení</text:span>:</text:p>
          </table:table-cell>
          <table:table-cell table:style-name="Tabulka1.A1" office:value-type="string">
            <text:p text:style-name="P15"><text:s/><text:span text:style-name="T21">Od 02-10-2017 na dobu neurčitou</text:span></text:p>
          </table:table-cell>
        </table:table-row>
      </table:table>
      <text:p text:style-name="P9"><text:span text:style-name="T12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12">https://www.pirati.cz/rules/ppu</text:span></text:span></text:a><text:span text:style-name="T12">&gt;, s nimiž se smluvní strany seznámily a zavazují se je dodržovat. Na důkaz seznámení se s podmínkami a uzavření smlouvy připojují smluvní strany své podpisy:</text:span></text:p>
      <text:p text:style-name="P6">V <text:span text:style-name="T17">Praze</text:span> dne <text:span text:style-name="T22">02.10.2017</text:span></text:p>
      <text:p text:style-name="P8">Za zadavatele: <text:tab/><text:tab/><text:tab/>Za dodavatele: </text:p>
      <text:p text:style-name="P10"><text:span text:style-name="T14">Vladislav Tobias Esner</text:span><text:span text:style-name="T15"><text:tab/><text:tab/></text:span>Yveta Martinková</text:p>
      <text:p text:style-name="P23"/>
      <text:p text:style-name="P8">….................<text:tab/><text:tab/><text:tab/>….................</text:p>
      <text:p text:style-name="P7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alibri" svg:font-family="Calibri, serif"/>
    <style:font-face style:name="Liberation Sans1" svg:font-family="'Liberation Sans', sans-serif"/>
    <style:font-face style:name="Lucida Grande" svg:font-family="'Lucida Grande', 'Trebuchet MS', Verdana, Helvetica, Arial, sans-serif"/>
    <style:font-face style:name="OpenSymbol" svg:font-family="OpenSymbol, 'Arial Unicode MS'"/>
    <style:font-face style:name="Verdana" svg:font-family="Verdana, 'Adobe Helvetica', Helvetica, Arial, sans-serif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" fo:font-family="'Liberation Sans', 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9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/>
    </style:style>
    <style:style style:name="MP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</style:style>
    <style:style style:name="M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T1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MT2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MT3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MT4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style style:name="MT5" style:family="text">
      <style:text-properties style:font-name="Liberation Sans" fo:font-size="10pt" style:font-size-asian="10pt" style:font-name-complex="Liberation Sans" style:font-size-complex="10pt"/>
    </style:style>
    <style:style style:name="MT6" style:family="text">
      <style:text-properties fo:font-size="11pt" style:font-size-asian="11pt" style:font-name-complex="Arial" style:font-size-complex="11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82cm" fo:margin-left="2.499cm" fo:margin-right="2.499cm" style:shadow="none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fo:background-color="transparent" style:dynamic-spacing="true" draw:fill="none" draw:fill-color="#729fcf"/>
      </style:header-style>
      <style:footer-style>
        <style:header-footer-properties svg:height="2.487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947E8C4EFBE559D3.png" xlink:type="simple" xlink:show="embed" xlink:actuate="onLoad"/></draw:frame></text:p>
      </style:header-first>
      <style:footer>
        <text:p text:style-name="Footer"/>
      </style:footer>
      <style:footer-first>
        <text:p text:style-name="MP1">Česká pirátská strana • Řehořova 943/19, 130 00 Praha 3 • Doručovat do datové schránky b2i4r6j</text:p>
        <text:p text:style-name="MP2"><text:span text:style-name="MT1">Tel. +420 </text:span><text:a xlink:type="simple" xlink:href="tel:778%20702%20713" office:target-frame-name="_blank" xlink:show="new" text:style-name="Internet_20_link" text:visited-style-name="Visited_20_Internet_20_Link"><text:span text:style-name="MT2">778 702 713</text:span></text:a><text:span text:style-name="MT1"> • Web </text:span><text:a xlink:type="simple" xlink:href="http://www.pirati.cz/" office:target-frame-name="_blank" xlink:show="new" text:style-name="Internet_20_link" text:visited-style-name="Visited_20_Internet_20_Link"><text:span text:style-name="MT2">http://www.pirati.cz</text:span></text:a><text:span text:style-name="MT1"> • E-mail </text:span><text:a xlink:type="simple" xlink:href="mailto:info@pirati.cz" office:target-frame-name="_blank" xlink:show="new" text:style-name="Internet_20_link" text:visited-style-name="Visited_20_Internet_20_Link"><text:span text:style-name="MT2">info@pirati.cz</text:span></text:a><text:span text:style-name="MT1"> • IČO 71339698</text:span></text:p>
        <text:p text:style-name="MP2"><text:span text:style-name="MT3">Transparentní účty: Volební: 2901172853/2010, Zvláštní: 2200623578/2010,</text:span><text:span text:style-name="MT4"> </text:span><text:span text:style-name="MT3">2100048174/2010</text:span></text:p>
      </style:foot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3"><text:span text:style-name="MT5"><text:line-break/></text:span><text:span text:style-name="MT6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7-11-08T09:59:47.177430183</dc:date>
    <meta:editing-cycles>120</meta:editing-cycles>
    <meta:editing-duration>P24DT13H44M28S</meta:editing-duration>
    <meta:generator>LibreOffice/5.1.6.2$Linux_X86_64 LibreOffice_project/10m0$Build-2</meta:generator>
    <meta:printed-by>Vladislav Tobias Esner</meta:printed-by>
    <meta:print-date>2017-02-19T13:09:39.763542761</meta:print-date>
    <meta:document-statistic meta:table-count="1" meta:image-count="1" meta:object-count="0" meta:page-count="1" meta:paragraph-count="36" meta:word-count="200" meta:character-count="1524" meta:non-whitespace-character-count="1341"/>
    <meta:user-defined meta:name="Informace 1"/>
    <meta:user-defined meta:name="Informace 2"/>
    <meta:user-defined meta:name="Informace 3"/>
    <meta:user-defined meta:name="Informace 4"/>
  </office:meta>
</office:document-meta>
</file>